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5"/>
    <style:style style:name="ce3" style:family="table-cell" style:parent-style-name="Default" style:data-style-name="N122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[CVX]</text:p>
          </table:table-cell>
          <table:table-cell table:style-name="ce1" office:value-type="percentage" office:value="0.008161" calcext:value-type="percentage">
            <text:p>0.816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[XOM]</text:p>
          </table:table-cell>
          <table:table-cell table:style-name="ce1" office:value-type="percentage" office:value="0.003914" calcext:value-type="percentage">
            <text:p>0.3914%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D[CVX]</text:p>
          </table:table-cell>
          <table:table-cell table:style-name="ce1" office:value-type="percentage" office:value="0.054837" calcext:value-type="percentage">
            <text:p>5.483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[XOM]</text:p>
          </table:table-cell>
          <table:table-cell table:style-name="ce1" office:value-type="percentage" office:value="0.048349" calcext:value-type="percentage">
            <text:p>4.8349%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RR[CVX,XOM]</text:p>
          </table:table-cell>
          <table:table-cell office:value-type="float" office:value="0.7702" calcext:value-type="float">
            <text:p>0.770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R[CVX]</text:p>
          </table:table-cell>
          <table:table-cell table:style-name="ce2" table:formula="of:=[.B2]/[.B5]" office:value-type="float" office:value="0.148822875066105" calcext:value-type="float">
            <text:p>0.1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[XOM]</text:p>
          </table:table-cell>
          <table:table-cell table:style-name="ce2" table:formula="of:=[.B3]/[.B6]" office:value-type="float" office:value="0.0809530703840824" calcext:value-type="float">
            <text:p>0.081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5" calcext:value-type="float">
            <text:p>0.5</text:p>
          </table:table-cell>
          <table:table-cell table:style-name="ce1" table:formula="of:=SQRT(([.B13]*[.B5])^2+([.B14]*[.B6])^2+2*[.B13]*[.B14]*[.B5]*[.B6]*[.B8])" office:value-type="percentage" office:value="0.0485510211778939" calcext:value-type="percentage">
            <text:p>4.8551%</text:p>
          </table:table-cell>
          <table:table-cell table:style-name="ce1" table:formula="of:=[.B13]*[.B2]+[.B14]*[.B3]" office:value-type="percentage" office:value="0.0060375" calcext:value-type="percentage">
            <text:p>0.6038%</text:p>
          </table:table-cell>
          <table:table-cell table:style-name="ce2" table:formula="of:=[.D13]/[.C13]" office:value-type="float" office:value="0.124353718078931" calcext:value-type="float">
            <text:p>0.1244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formula="of:=1-[.B13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1_star</text:p>
          </table:table-cell>
          <table:table-cell table:formula="of:=[.B19]/([.B19]+[.B20])" office:value-type="float" office:value="1.79091114780605" calcext:value-type="float">
            <text:p>1.79091114780605</text:p>
          </table:table-cell>
          <table:table-cell table:style-name="ce1" table:formula="of:=SQRT(([.B16]*[.B5])^2+([.B17]*[.B6])^2+2*[.B16]*[.B17]*[.B5]*[.B6]*[.B8])" office:value-type="percentage" office:value="0.0729535559124331" calcext:value-type="percentage">
            <text:p>7.2954%</text:p>
          </table:table-cell>
          <table:table-cell table:style-name="ce3" table:formula="of:=[.B16]*[.B2]+[.B17]*[.B3]" office:value-type="percentage" office:value="0.0115199996447323" calcext:value-type="percentage">
            <text:p>1.1520%</text:p>
          </table:table-cell>
          <table:table-cell table:style-name="ce2" table:formula="of:=[.D16]/[.C16]" office:value-type="float" office:value="0.157908679030805" calcext:value-type="float">
            <text:p>0.1579</text:p>
          </table:table-cell>
        </table:table-row>
        <table:table-row table:style-name="ro1">
          <table:table-cell office:value-type="string" calcext:value-type="string">
            <text:p>x2_star</text:p>
          </table:table-cell>
          <table:table-cell table:formula="of:=1-[.B16]" office:value-type="float" office:value="-0.790911147806052" calcext:value-type="float">
            <text:p>-0.7909111478060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a</text:p>
          </table:table-cell>
          <table:table-cell table:formula="of:=[.B6]*([.B10]-[.B11]*[.B8])" office:value-type="float" office:value="0.00418087438657111" calcext:value-type="float">
            <text:p>0.004180874386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b</text:p>
          </table:table-cell>
          <table:table-cell table:formula="of:=[.B5]*([.B11]-[.B10]*[.B8])" office:value-type="float" office:value="-0.00184637867934807" calcext:value-type="float">
            <text:p>-0.0018463786793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4" loext:min-decimal-places="4" number:min-integer-digits="1"/>
      <number:text>%</number:text>
    </number:percentage-style>
    <number:number-style style:name="N123">
      <number:number number:decimal-places="16" loext:min-decimal-places="16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5:20:46.826434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1:53:11.031546099</meta:creation-date>
    <dc:date>2020-03-11T15:53:20.537740739</dc:date>
    <meta:editing-duration>PT9M57S</meta:editing-duration>
    <meta:editing-cycles>4</meta:editing-cycles>
    <meta:generator>LibreOffice/6.1.5.2$Linux_X86_64 LibreOffice_project/10$Build-2</meta:generator>
    <meta:document-statistic meta:table-count="1" meta:cell-count="32" meta:object-count="0"/>
  </office:meta>
</office:document-meta>
</file>